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 Sans" svg:font-family="'Open Sans'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61740"/>
    </style:style>
    <style:style style:name="P2" style:family="paragraph" style:parent-style-name="Standard">
      <style:text-properties officeooo:rsid="00061740" officeooo:paragraph-rsid="00061740"/>
    </style:style>
    <style:style style:name="P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5d93b" officeooo:paragraph-rsid="00061740" style:font-size-asian="16pt" style:font-weight-asian="bold" style:font-size-complex="16pt" style:font-weight-complex="bold"/>
    </style:style>
    <style:style style:name="P4" style:family="paragraph" style:parent-style-name="Standard">
      <style:text-properties fo:color="#0062c4" loext:opacity="100%" officeooo:rsid="00061740" officeooo:paragraph-rsid="00061740"/>
    </style:style>
    <style:style style:name="P5" style:family="paragraph" style:parent-style-name="Standard">
      <style:text-properties fo:color="#0062c4" loext:opacity="100%" officeooo:rsid="00088bbc" officeooo:paragraph-rsid="00088bbc"/>
    </style:style>
    <style:style style:name="P6" style:family="paragraph" style:parent-style-name="Standard">
      <style:text-properties fo:color="#0062c4" loext:opacity="100%" officeooo:rsid="0008f6a7" officeooo:paragraph-rsid="0008f6a7"/>
    </style:style>
    <style:style style:name="P7" style:family="paragraph" style:parent-style-name="Standard">
      <style:text-properties fo:color="#0062c4" loext:opacity="100%" officeooo:rsid="000e47c1" officeooo:paragraph-rsid="00117b4e"/>
    </style:style>
    <style:style style:name="P8" style:family="paragraph" style:parent-style-name="Standard">
      <style:text-properties fo:color="#0062c4" loext:opacity="100%" officeooo:rsid="00117b4e" officeooo:paragraph-rsid="00117b4e"/>
    </style:style>
    <style:style style:name="P9" style:family="paragraph" style:parent-style-name="Standard">
      <style:text-properties fo:color="#0062c4" loext:opacity="100%" officeooo:rsid="00123380" officeooo:paragraph-rsid="00123380"/>
    </style:style>
    <style:style style:name="P10" style:family="paragraph" style:parent-style-name="Standard">
      <style:text-properties fo:color="#0062c4" loext:opacity="100%" officeooo:rsid="00165f37" officeooo:paragraph-rsid="00165f37"/>
    </style:style>
    <style:style style:name="P11" style:family="paragraph" style:parent-style-name="Standard">
      <style:text-properties fo:color="#0062c4" loext:opacity="100%" officeooo:rsid="00165f37" officeooo:paragraph-rsid="00174fea"/>
    </style:style>
    <style:style style:name="P12" style:family="paragraph" style:parent-style-name="Standard">
      <style:text-properties fo:color="#0062c4" loext:opacity="100%" officeooo:rsid="00165f37" officeooo:paragraph-rsid="001844ab"/>
    </style:style>
    <style:style style:name="P13" style:family="paragraph" style:parent-style-name="Standard">
      <style:text-properties fo:color="#0062c4" loext:opacity="100%" officeooo:rsid="00174fea" officeooo:paragraph-rsid="00174fea"/>
    </style:style>
    <style:style style:name="P14" style:family="paragraph" style:parent-style-name="Standard">
      <style:text-properties style:use-window-font-color="true" loext:opacity="0%" officeooo:rsid="0008f6a7" officeooo:paragraph-rsid="0008f6a7"/>
    </style:style>
    <style:style style:name="P15" style:family="paragraph" style:parent-style-name="Standard">
      <style:text-properties style:use-window-font-color="true" loext:opacity="0%" officeooo:rsid="00123380" officeooo:paragraph-rsid="00123380"/>
    </style:style>
    <style:style style:name="P16" style:family="paragraph" style:parent-style-name="Standard">
      <style:text-properties style:use-window-font-color="true" loext:opacity="0%" officeooo:rsid="00165f37" officeooo:paragraph-rsid="00123380"/>
    </style:style>
    <style:style style:name="P17" style:family="paragraph" style:parent-style-name="Standard">
      <style:text-properties style:use-window-font-color="true" loext:opacity="0%" style:text-underline-style="solid" style:text-underline-width="auto" style:text-underline-color="font-color" fo:font-weight="bold" officeooo:rsid="00123380" officeooo:paragraph-rsid="00123380" style:font-weight-asian="bold" style:font-weight-complex="bold"/>
    </style:style>
    <style:style style:name="T1" style:family="text">
      <style:text-properties officeooo:rsid="0006174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color="#0062c4" loext:opacity="100%" officeooo:rsid="0006aabd"/>
    </style:style>
    <style:style style:name="T5" style:family="text">
      <style:text-properties fo:color="#0062c4" loext:opacity="100%" officeooo:rsid="0006de52"/>
    </style:style>
    <style:style style:name="T6" style:family="text">
      <style:text-properties fo:color="#0062c4" loext:opacity="100%" officeooo:rsid="00088bbc"/>
    </style:style>
    <style:style style:name="T7" style:family="text">
      <style:text-properties fo:color="#0062c4" loext:opacity="100%" officeooo:rsid="0008f6a7"/>
    </style:style>
    <style:style style:name="T8" style:family="text">
      <style:text-properties officeooo:rsid="0008f6a7"/>
    </style:style>
    <style:style style:name="T9" style:family="text">
      <style:text-properties officeooo:rsid="000b525c"/>
    </style:style>
    <style:style style:name="T10" style:family="text">
      <style:text-properties officeooo:rsid="000b8f1e"/>
    </style:style>
    <style:style style:name="T11" style:family="text">
      <style:text-properties officeooo:rsid="000d653e"/>
    </style:style>
    <style:style style:name="T12" style:family="text">
      <style:text-properties officeooo:rsid="00117b4e"/>
    </style:style>
    <style:style style:name="T13" style:family="text">
      <style:text-properties officeooo:rsid="00123380"/>
    </style:style>
    <style:style style:name="T14" style:family="text">
      <style:text-properties officeooo:rsid="00174fea"/>
    </style:style>
    <style:style style:name="T15" style:family="text">
      <style:text-properties officeooo:rsid="001844a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ntrega tema <text:span text:style-name="T1">4</text:span> – Formación y Orientación Laboral</text:p>
      <text:p text:style-name="P1"/>
      <text:p text:style-name="P1"><text:span text:style-name="T3">1. Respon a les següents qüestions:</text:span><text:line-break/></text:p>
      <text:p text:style-name="P1">1) Què és el primer que cal fer en trobar a la víctima?</text:p>
      <text:p text:style-name="P4">El primer que farem es seguir els principis PAS (Protegir, Avisar i Socórrer), començant per protegir tant a la víctima com a nosaltres per tal de previndre nous accidents. </text:p>
      <text:p text:style-name="P2"/>
      <text:p text:style-name="P1">2) Com actuem per a saber si està conscient? <text:line-break/><text:span text:style-name="T4">Estimulant a la víctima i sacudint-la pels muscles. Si respon, està concient.</text:span></text:p>
      <text:p text:style-name="P1"/>
      <text:p text:style-name="P1">3) Per a col·locar en PLS, com col·loquem els braços de la víctima? i la cama contrària? I a continuació què fem? <text:line-break/><text:span text:style-name="T4">El braç més pròxim en angle recte amb el cos i la palma de la mà cap amunt. El revers de l’altra mà es fica a la galta contrària. S’a</text:span><text:span text:style-name="T5">lça la cama contraria, flexionant el genoll fins recolzar la planta del peu. Mantenint la posició tirem de la cama per damunt de l’altra i girem a la víctima colocant-la en PLS </text:span><text:span text:style-name="T6">(la cama en angle recte per evitar que la víctima rode)</text:span><text:span text:style-name="T5">. Per tal de mantindre les vies respiratories obertes </text:span><text:span text:style-name="T6">s’inclina el cap cap arrere i es manté amb la mà que hi ha debaix de la galta. Després cal cridar al 112 i vigilar que la víctima continua respirant.</text:span></text:p>
      <text:p text:style-name="P1"/>
      <text:p text:style-name="P1">4) Per on comença la reanimació: per les compressions toràciques o per les ventilacions aèries?</text:p>
      <text:p text:style-name="P5"><text:span text:style-name="T8">En adults e</text:span>s deu començar per les compressions toràciques.</text:p>
      <text:p text:style-name="P1"/>
      <text:p text:style-name="P1">5) Com es realitzen les compressions? Quantes cal fer?</text:p>
      <text:p text:style-name="P6">Es coloca el taló d’una mà al pit i el taló de la segona damunt de la primera. Es creuen els dits per tal de no pressionar les costelles i no aplicant pressió a la part alta de l’abdomen o la part baixa de l’esternó. S’estiren els braços procurant sense flexionar els colces, procurant que els muscles queden per damunt del pit de la víctima. Es cromprimeix l’esternó uns 3-5cm de profunditat. Cal fer unes 30 compressions a una velocitat d’uns 100 colps/min.</text:p>
      <text:p text:style-name="P2"/>
      <text:p text:style-name="P2">6) Com es realitzen les compressions en lactants i en xiquets majors però no adults?</text:p>
      <text:p text:style-name="P6">Es deu començar per 5 respiracions, seguides (en cas de que no responga) de compressions realitzades amb <text:span text:style-name="T9">els rovells de dos dits</text:span> <text:span text:style-name="T10">pressionant el tòrax</text:span>. <text:span text:style-name="T10">En xiquets majors d’un any, pero no adults es deu fer amb la base de la mà al tòrax i en els més majors es pot fer com en un adult.</text:span></text:p>
      <text:p text:style-name="P2"/>
      <text:p text:style-name="P2">7) En l'ennuegada, què és primordial comprovar per a determinar quines maniobres venen a continuació?</text:p>
      <text:p text:style-name="P6"><text:span text:style-name="T11">Saber si la persona tus o pot parlar</text:span>.</text:p>
      <text:p text:style-name="P1"/>
      <text:p text:style-name="P1">8) Com actuem si la víctima tus o pot parlar?</text:p>
      <text:p text:style-name="P6"><text:span text:style-name="T11">Animant-la a que continue tossint.</text:span></text:p>
      <text:p text:style-name="P1"/>
      <text:p text:style-name="P1">9) Podemos donar-li colps si tus o pot parlar? Per què?</text:p>
      <text:p text:style-name="P6"><text:span text:style-name="T11">No</text:span>. <text:span text:style-name="T11">Perquè es podria menejar el cos extrany i obstruir les vies del tot.</text:span></text:p>
      <text:p text:style-name="P1"/>
      <text:p text:style-name="P1">10) Com es col·loca a l'ennuegat per a donar-li les palmades a l'esquena? Quantes cal donar?</text:p>
      <text:p text:style-name="P6"><text:span text:style-name="T11">Inclinant-la cap a davant i ficant-li una ma al pit per a sostindre-la</text:span><text:span text:style-name="T7">. </text:span><text:span text:style-name="T11">Cal donar 5 palmades.</text:span></text:p>
      <text:p text:style-name="P1"><text:span text:style-name="T7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oft-page-break/><text:span text:style-name="T3">2. Exercici:</text:span> </text:p>
      <text:p text:style-name="P14"/>
      <text:p text:style-name="P7"><text:span text:style-name="T2">Actuacions indegudes:</text:span> </text:p>
      <text:p text:style-name="P7"><text:span text:style-name="T12">1- Javier no va mantindre la calma i al tractar d’ajudar a Begonya, va patir un accident.</text:span></text:p>
      <text:p text:style-name="P8">2- Alberto assumint el control sense tindre idea.</text:p>
      <text:p text:style-name="P8">3- Menejar a Begonya després d’un traumatisme <text:span text:style-name="T13">i pressionar contra el septe nasal i ficar-li el cap cap endarrere.</text:span></text:p>
      <text:p text:style-name="P8">4- <text:span text:style-name="T13">Detindre el sagnat d’una ferida amb un drap tacat i retirar el drap.</text:span></text:p>
      <text:p text:style-name="P9">5- Fer un torniquet sense tindre idea i sense indicar que la víctima té un torniquet i l’hora exacta de la práctica.</text:p>
      <text:p text:style-name="P9"/>
      <text:p text:style-name="P17">3. Participación en el foro:</text:p>
      <text:p text:style-name="P15"/>
      <text:p text:style-name="P16">Desde el departamento de Prevención de la empresa se proponen las sigu<text:span text:style-name="T15">i</text:span>entes medidas para que los primeros auxilios estén al alcance de todos y puedan realizarse por todos:</text:p>
      <text:p text:style-name="P15"/>
      <text:p text:style-name="P10">1- En primer lugar, realizar un análisis de las posibles situaciones de emergencia inherentes a la actividad de la empresa <text:span text:style-name="T14">y adaptar el plan de actuación a dichas emergencias</text:span>.</text:p>
      <text:p text:style-name="P10"><text:line-break/>2- Todos los trabajadores recibirán formación <text:span text:style-name="T14">general</text:span> en primeros auxilios, así como formación específica para cada puesto de trabajo y sus riesgos concretos.</text:p>
      <text:p text:style-name="P10"><text:line-break/>3 – Se designarán responsables que, en caso de emergencia, serán los encargados de guiar al resto. Deberá haber <text:span text:style-name="T15">suficientes responsables por grupo de trabajadores</text:span>. Y su posición será de dominio público (todos sabrán quiénes son).</text:p>
      <text:p text:style-name="P10"/>
      <text:p text:style-name="P11"><text:span text:style-name="T14">4- Se realizarán simulacros periódicos para m</text:span><text:span text:style-name="T15">a</text:span><text:span text:style-name="T14">ntener al personal formado ante situaciones “reales”.</text:span></text:p>
      <text:p text:style-name="P12"><text:line-break/><text:span text:style-name="T14">5</text:span>- Si la empresa tiene más de 50 trabajadores o más de 25 trabajadores<text:span text:style-name="T14">(cuando se </text:span>desarroll<text:span text:style-name="T14">en</text:span> actividades peligrosas<text:span text:style-name="T14">) deberá existir en la misma una sala habilitada y destinada para la atención de primeros auxilios. Dicha sala estará debidamente señalizada.</text:span></text:p>
      <text:p text:style-name="P10"/>
      <text:p text:style-name="P13">6- Deberá existir <text:span text:style-name="T15">al menos</text:span> un botiquín de uso común y que se revisará periódicamente. Los materiales y las herramientas del mismo se repondrán según se usen o caduquen. <text:span text:style-name="T15">Cada uno e</text:span>stará debidamente señalizado.</text:p>
      <text:p text:style-name="P13"/>
      <text:p text:style-name="P13">7- Así mismo, deberá asegurarse la facilidad de acceso al centro <text:span text:style-name="T15">por parte</text:span> de los servicios de emergencias.</text:p>
      <text:p text:style-name="P13"/>
      <text:p text:style-name="P13">8- <text:span text:style-name="T15">En las zonas de mayor tránsito se establecerán tablones informativos con instrucciones claras y visibles en caso de emergencia, así como listados con números de emergencia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 Sans" svg:font-family="'Open Sans'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1-26T16:01:09.637000000</dc:date>
    <meta:editing-duration>PT1H44M7S</meta:editing-duration>
    <meta:editing-cycles>10</meta:editing-cycles>
    <meta:generator>LibreOffice/7.2.2.2$Windows_X86_64 LibreOffice_project/02b2acce88a210515b4a5bb2e46cbfb63fe97d56</meta:generator>
    <meta:document-statistic meta:table-count="0" meta:image-count="0" meta:object-count="0" meta:page-count="2" meta:paragraph-count="37" meta:word-count="826" meta:character-count="4762" meta:non-whitespace-character-count="3962"/>
  </office:meta>
</office:document-meta>
</file>